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05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0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72bf4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2.167cm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1.147cm" fo:min-width="2.167cm"/>
    </style:style>
    <style:style style:name="gr11" style:family="graphic" style:parent-style-name="standard">
      <style:graphic-properties draw:stroke="none" svg:stroke-color="#000000" draw:fill="none" draw:fill-color="#ffffff" fo:min-height="1.1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72bf44"/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72bf44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81cm" svg:y1="4.81cm" svg:x2="19.669cm" svg:y2="4.81cm">
          <text:p/>
        </draw:line>
        <draw:line draw:style-name="gr1" draw:text-style-name="P1" draw:layer="layout" svg:x1="4.683cm" svg:y1="4.556cm" svg:x2="4.683cm" svg:y2="5.191cm">
          <text:p/>
        </draw:line>
        <draw:line draw:style-name="gr1" draw:text-style-name="P1" draw:layer="layout" svg:x1="11.541cm" svg:y1="4.556cm" svg:x2="11.541cm" svg:y2="5.191cm">
          <text:p/>
        </draw:line>
        <draw:frame draw:style-name="gr2" draw:text-style-name="P3" xml:id="id6" draw:id="id6" draw:layer="layout" svg:width="2.286cm" svg:height="1.361cm" svg:x="1.889cm" svg:y="5.613cm">
          <draw:text-box>
            <text:p text:style-name="P2"><text:span text:style-name="T1">Training</text:span></text:p>
            <text:p text:style-name="P2"><text:span text:style-name="T1">Data</text:span></text:p>
          </draw:text-box>
        </draw:frame>
        <draw:frame draw:style-name="gr3" draw:text-style-name="P5" draw:layer="layout" svg:width="1.651cm" svg:height="0.806cm" svg:x="2.016cm" svg:y="4.639cm">
          <draw:text-box>
            <text:p text:style-name="P4"><text:span text:style-name="T2">DEC</text:span></text:p>
          </draw:text-box>
        </draw:frame>
        <draw:frame draw:style-name="gr3" draw:text-style-name="P5" draw:layer="layout" svg:width="1.651cm" svg:height="0.806cm" svg:x="7.223cm" svg:y="4.639cm">
          <draw:text-box>
            <text:p text:style-name="P4"><text:span text:style-name="T2">JAN</text:span></text:p>
          </draw:text-box>
        </draw:frame>
        <draw:frame draw:style-name="gr3" draw:text-style-name="P5" draw:layer="layout" svg:width="1.651cm" svg:height="0.806cm" svg:x="15.351cm" svg:y="4.683cm">
          <draw:text-box>
            <text:p text:style-name="P4"><text:span text:style-name="T2">FEB</text:span></text:p>
          </draw:text-box>
        </draw:frame>
        <draw:custom-shape draw:style-name="gr4" draw:text-style-name="P6" xml:id="id1" draw:id="id1" draw:layer="layout" svg:width="0.254cm" svg:height="0.254cm" svg:x="4.81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" draw:id="id3" draw:layer="layout" svg:width="3.556cm" svg:height="0.635cm" svg:x="5.699cm" svg:y="1.508cm">
          <text:p text:style-name="P7"><text:span text:style-name="T3">Model_Decemb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3.556cm" svg:height="1.905cm" svg:x="5.699cm" svg:y="2.27cm">
          <text:p text:style-name="P7"><text:span text:style-name="T3">Predictions </text:span></text:p>
          <text:p text:style-name="P7"><text:span text:style-name="T3">for January</text:span></text:p>
          <text:p text:style-name="P7"><text:span text:style-name="T3">at regular CPA </text:span></text:p>
          <text:p text:style-name="P7"><text:span text:style-name="T3">point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937cm" svg:y1="4.683cm" svg:x2="5.699cm" svg:y2="3.222cm" draw:start-shape="id1" draw:start-glue-point="4" draw:end-shape="id2" draw:end-glue-point="3" svg:d="M4937 4683v-1461h762" svg:viewBox="0 0 763 1462">
          <text:p/>
        </draw:connector>
        <draw:connector draw:style-name="gr7" draw:text-style-name="P1" draw:layer="layout" svg:x1="4.937cm" svg:y1="4.683cm" svg:x2="5.699cm" svg:y2="1.825cm" draw:start-shape="id1" draw:start-glue-point="4" draw:end-shape="id3" draw:end-glue-point="3" svg:d="M4937 4683v-2858h762" svg:viewBox="0 0 763 2859">
          <text:p/>
        </draw:connector>
        <draw:custom-shape draw:style-name="gr8" draw:text-style-name="P9" xml:id="id4" draw:id="id4" draw:layer="layout" svg:width="0.254cm" svg:height="0.254cm" svg:x="11.711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2.667cm" svg:height="1.397cm" svg:x="1.508cm" svg:y="1.381cm">
          <text:p text:style-name="P10"><text:span text:style-name="T1">Prediction</text:span></text:p>
          <text:p text:style-name="P10"><text:span text:style-name="T1">workflow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667cm" svg:height="1.397cm" svg:x="1.508cm" svg:y="8.381cm">
          <text:p text:style-name="P10"><text:span text:style-name="T1">Evaluation</text:span></text:p>
          <text:p text:style-name="P10"><text:span text:style-name="T1">workflow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3.556cm" svg:height="1.905cm" svg:x="12.43cm" svg:y="8.18cm">
          <text:p text:style-name="P7"><text:span text:style-name="T3">Calculate real CPA </text:span></text:p>
          <text:p text:style-name="P7"><text:span text:style-name="T3">points, and targets</text:span></text:p>
          <text:p text:style-name="P7"><text:span text:style-name="T3">(BV shares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838cm" svg:y1="4.938cm" svg:x2="12.43cm" svg:y2="9.132cm" draw:start-shape="id4" draw:start-glue-point="8" draw:end-shape="id5" draw:end-glue-point="3" svg:d="M11838 4938v4194h592" svg:viewBox="0 0 593 4195">
          <text:p/>
        </draw:connector>
        <draw:custom-shape draw:style-name="gr4" draw:text-style-name="P6" xml:id="id7" draw:id="id7" draw:layer="layout" svg:width="0.254cm" svg:height="0.254cm" svg:x="12.211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8" draw:id="id8" draw:layer="layout" svg:width="3.556cm" svg:height="1.905cm" svg:x="12.999cm" svg:y="1.37cm">
          <text:p text:style-name="P7"><text:span text:style-name="T3">Predict on the </text:span></text:p>
          <text:p text:style-name="P7"><text:span text:style-name="T3">real CPA points, </text:span></text:p>
          <text:p text:style-name="P7"><text:span text:style-name="T3">With </text:span></text:p>
          <text:p text:style-name="P7"><text:span text:style-name="T3">Model_December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3.028cm" svg:height="1.361cm" svg:x="6.989cm" svg:y="5.614cm">
          <draw:text-box>
            <text:p text:style-name="P2"><text:span text:style-name="T1">Evaluation</text:span></text:p>
            <text:p text:style-name="P2"><text:span text:style-name="T1">Data</text:span></text:p>
          </draw:text-box>
        </draw:frame>
        <draw:connector draw:style-name="gr7" draw:text-style-name="P1" draw:layer="layout" draw:type="line" svg:x1="1.889cm" svg:y1="6.293cm" svg:x2="1.014cm" svg:y2="6.292cm" draw:start-shape="id6" draw:start-glue-point="3" svg:d="M1889 6293l-875-1" svg:viewBox="0 0 876 2">
          <text:p/>
        </draw:connector>
        <draw:connector draw:style-name="gr7" draw:text-style-name="P1" draw:layer="layout" svg:x1="12.338cm" svg:y1="4.684cm" svg:x2="12.999cm" svg:y2="2.322cm" draw:start-shape="id7" draw:start-glue-point="4" draw:end-shape="id8" draw:end-glue-point="3" svg:d="M12338 4684v-2362h661" svg:viewBox="0 0 662 2363">
          <text:p/>
        </draw:connector>
        <draw:custom-shape draw:style-name="gr8" draw:text-style-name="P9" xml:id="id9" draw:id="id9" draw:layer="layout" svg:width="0.254cm" svg:height="0.254cm" svg:x="13.012cm" svg:y="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0" draw:id="id10" draw:layer="layout" svg:width="3.556cm" svg:height="1.905cm" svg:x="14.219cm" svg:y="5.58cm">
          <text:p text:style-name="P7"><text:span text:style-name="T3">Evaluate all the </text:span></text:p>
          <text:p text:style-name="P7"><text:span text:style-name="T3">prediction </text:span></text:p>
          <text:p text:style-name="P7"><text:span text:style-name="T3">workflow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139cm" svg:y1="4.939cm" svg:x2="14.219cm" svg:y2="6.532cm" draw:start-shape="id9" draw:start-glue-point="8" draw:end-shape="id10" svg:d="M13139 4939v1593h1080" svg:viewBox="0 0 1081 15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8T17:12:01.486664404</meta:creation-date>
    <dc:date>2021-04-28T17:33:00.683359891</dc:date>
    <meta:editing-duration>PT16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